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orphans="2" widows="2" fo:margin-left="0in" fo:margin-right="0in" fo:text-align="start" style:justify-single-word="false" fo:text-indent="0in" style:auto-text-indent="false" fo:break-before="page" fo:padding="0in" fo:border="none"/>
    </style:style>
    <style:style style:name="P2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style:writing-mode="pag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style:writing-mode="pag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PM2">
      <style:paragraph-properties orphans="2" widows="2" fo:margin-left="0in" fo:margin-right="0in" fo:margin-top="0in" fo:margin-bottom="0in" loext:contextual-spacing="false" fo:line-height="150%" fo:text-align="center" style:justify-single-word="false" fo:text-indent="0in" style:auto-text-indent="false" style:page-number="auto" fo:break-before="page" fo:padding="0in" fo:border="none" style:writing-mode="page"/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1" style:family="text">
      <style:text-properties fo:color="#000000" style:text-position="0% 100%" style:font-name="Helvetic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T2" style:family="text">
      <style:text-properties fo:color="#000000" style:text-position="0% 100%" style:font-name="Helvetica" fo:font-size="11pt" style:font-name-asian="Helvetica" style:font-size-asian="11pt" style:font-name-complex="Helvetica" style:font-size-complex="11pt"/>
    </style:style>
    <style:style style:name="T3" style:family="text">
      <style:text-properties fo:color="#000000" style:text-position="0% 100%" style:font-name="Helvetica" fo:font-size="11pt" fo:language="ru" fo:country="RU" style:font-name-asian="Helvetica" style:font-size-asian="11pt" style:font-name-complex="Helvetica" style:font-size-complex="11pt"/>
    </style:style>
    <style:style style:name="T4" style:family="text">
      <style:text-properties fo:color="#000000" style:text-position="0% 100%" fo:font-size="11pt" style:font-name-asian="Helvetica" style:font-size-asian="11pt" style:font-name-complex="Helvetica" style:font-size-complex="11pt"/>
    </style:style>
    <style:style style:name="T5" style:family="text">
      <style:text-properties fo:color="#000000" style:text-position="0% 100%" style:font-name-asian="Helvetica" style:font-name-complex="Helvetica"/>
    </style:style>
    <style:style style:name="T6" style:family="text">
      <style:text-properties style:text-position="0% 100%" style:font-name-asian="Helvetica" style:font-size-asian="11pt" style:font-name-complex="Helvetica" style:font-size-complex="11pt"/>
    </style:style>
    <style:style style:name="T7" style:family="text">
      <style:text-properties style:text-position="0% 100%" style:font-name-asian="Helvetica" style:font-name-complex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>Abstract</text:span></text:p>
      <text:p text:style-name="P3"><text:tab/>One of the most actual problems in atomic and nuclear physics is calculation of the energy spectrum of a particle in a spherically symmetric potential, i.e. potential that depends only on the distance between the particle and the force center.</text:p>
      <text:p text:style-name="P3"><text:tab/>During the working on this task various numerical methods were implemented to calculate the particle spectrum in spherically symmetric potentials. Specifically the following potentials were used: potential of the infinite and the finite spherical wells; potential of the isotropic harmonic oscillator; the Coulomb potential; potentials of Woods-Saxon, Hulthen, Morse and Yukawa. The spherically symmetric potential of the strong neutron-proton interaction in the deuteron model was also investigated.</text:p>
      <text:p text:style-name="P3"/>
      <text:p text:style-name="P4">Аннотация</text:p>
      <text:p text:style-name="P3"><text:tab/>Одной из актуальных задач в атомной и ядерной физике является расчет энергетического спектра частицы в сферически симметричном потенциале, который зависит только от расстояния между частицей и силовым центром.</text:p>
      <text:p text:style-name="P3"><text:tab/>В ходе выполнения настоящей курсовой работы были реализованы различные численные методы для расчета спектра частиц в сферически симметричных потенциалах. Конкретно были использованы такие потенциалы как: потенциал бесконечной и конечной сферической потенциальной ямы; потенциал изотропного гармонического осциллятора; кулоновский потенциал; потенциалы Вуда-Саксона, Хюльтена, Морса и Юкавы. Также исследовался сферически симметричный потенциал сильного взаимодействия нейтрона и протона в модели дейтрона.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5453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dc:date>2017-05-14T13:03:56.392614000</dc:date>
    <meta:editing-duration>PT3M18S</meta:editing-duration>
    <meta:editing-cycles>1</meta:editing-cycles>
    <meta:document-statistic meta:table-count="0" meta:image-count="0" meta:object-count="0" meta:page-count="1" meta:paragraph-count="6" meta:word-count="194" meta:character-count="1478" meta:non-whitespace-character-count="1286"/>
  </office:meta>
</office:document-meta>
</file>